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pitch="fixed"/>
    <style:font-face style:name="Ubuntu Mono1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text-properties officeooo:paragraph-rsid="0c8b5238"/>
    </style:style>
    <style:style style:name="P26" style:family="paragraph" style:parent-style-name="Standard">
      <style:text-properties officeooo:paragraph-rsid="0b0ddd8e"/>
    </style:style>
    <style:style style:name="P27" style:family="paragraph" style:parent-style-name="Standard">
      <style:text-properties officeooo:paragraph-rsid="0ca56a54"/>
    </style:style>
    <style:style style:name="P28" style:family="paragraph" style:parent-style-name="Standard">
      <style:text-properties officeooo:paragraph-rsid="0ca5faa5"/>
    </style:style>
    <style:style style:name="P29" style:family="paragraph" style:parent-style-name="Standard">
      <style:text-properties officeooo:paragraph-rsid="0ca6ddb9"/>
    </style:style>
    <style:style style:name="P30" style:family="paragraph" style:parent-style-name="Standard">
      <style:text-properties officeooo:paragraph-rsid="04f68805"/>
    </style:style>
    <style:style style:name="P31" style:family="paragraph" style:parent-style-name="Standard">
      <style:text-properties officeooo:paragraph-rsid="0bad8f69"/>
    </style:style>
    <style:style style:name="P32" style:family="paragraph" style:parent-style-name="Standard">
      <style:text-properties officeooo:paragraph-rsid="0a0f7b62"/>
    </style:style>
    <style:style style:name="P33" style:family="paragraph" style:parent-style-name="Standard">
      <style:text-properties officeooo:paragraph-rsid="0cb0a1fd"/>
    </style:style>
    <style:style style:name="P34" style:family="paragraph" style:parent-style-name="Standard">
      <style:text-properties officeooo:paragraph-rsid="0cb27039"/>
    </style:style>
    <style:style style:name="P35" style:family="paragraph" style:parent-style-name="Standard">
      <style:text-properties officeooo:paragraph-rsid="0cb38183"/>
    </style:style>
    <style:style style:name="P36" style:family="paragraph" style:parent-style-name="Standard">
      <style:text-properties officeooo:paragraph-rsid="0cb627b6"/>
    </style:style>
    <style:style style:name="P37" style:family="paragraph" style:parent-style-name="Standard">
      <style:text-properties officeooo:paragraph-rsid="0a0f8417"/>
    </style:style>
    <style:style style:name="P38" style:family="paragraph" style:parent-style-name="Standard">
      <style:text-properties officeooo:paragraph-rsid="0cbe2b6f"/>
    </style:style>
    <style:style style:name="P39" style:family="paragraph" style:parent-style-name="Standard">
      <style:text-properties officeooo:paragraph-rsid="0cc50ec9"/>
    </style:style>
    <style:style style:name="P40" style:family="paragraph" style:parent-style-name="Standard">
      <style:text-properties officeooo:paragraph-rsid="0cc5fe5b"/>
    </style:style>
    <style:style style:name="P41" style:family="paragraph" style:parent-style-name="Standard">
      <style:text-properties officeooo:paragraph-rsid="0cc79a2d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ce58c9e"/>
    </style:style>
    <style:style style:name="P44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5" style:family="paragraph" style:parent-style-name="Standard">
      <style:text-properties officeooo:paragraph-rsid="0d0f14ca"/>
    </style:style>
    <style:style style:name="P46" style:family="paragraph" style:parent-style-name="Standard">
      <style:text-properties officeooo:paragraph-rsid="0d13f73f"/>
    </style:style>
    <style:style style:name="P47" style:family="paragraph" style:parent-style-name="Standard">
      <style:text-properties officeooo:paragraph-rsid="0d1ec96e"/>
    </style:style>
    <style:style style:name="P4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d2e61eb"/>
    </style:style>
    <style:style style:name="P50" style:family="paragraph" style:parent-style-name="Standard">
      <style:text-properties officeooo:paragraph-rsid="0d70ffa9"/>
    </style:style>
    <style:style style:name="P51" style:family="paragraph" style:parent-style-name="Standard">
      <style:text-properties officeooo:paragraph-rsid="0d72da1f"/>
    </style:style>
    <style:style style:name="P52" style:family="paragraph" style:parent-style-name="Standard">
      <style:text-properties officeooo:paragraph-rsid="0d73904e"/>
    </style:style>
    <style:style style:name="P53" style:family="paragraph" style:parent-style-name="Standard">
      <style:text-properties officeooo:paragraph-rsid="0d79dd43"/>
    </style:style>
    <style:style style:name="P54" style:family="paragraph" style:parent-style-name="Standard">
      <style:text-properties officeooo:paragraph-rsid="0d7f6268"/>
    </style:style>
    <style:style style:name="P55" style:family="paragraph" style:parent-style-name="Standard">
      <style:text-properties officeooo:rsid="0d7f6268" officeooo:paragraph-rsid="0d7f6268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86ce16"/>
    </style:style>
    <style:style style:name="P58" style:family="paragraph" style:parent-style-name="Standard">
      <style:text-properties officeooo:paragraph-rsid="0d96845d"/>
    </style:style>
    <style:style style:name="P59" style:family="paragraph" style:parent-style-name="Standard">
      <style:text-properties officeooo:paragraph-rsid="0da26ad3"/>
    </style:style>
    <style:style style:name="P60" style:family="paragraph" style:parent-style-name="Standard">
      <style:text-properties officeooo:paragraph-rsid="0d1be4a7"/>
    </style:style>
    <style:style style:name="P61" style:family="paragraph" style:parent-style-name="Standard">
      <style:text-properties officeooo:paragraph-rsid="0c8364eb"/>
    </style:style>
    <style:style style:name="P62" style:family="paragraph" style:parent-style-name="Standard">
      <style:text-properties officeooo:paragraph-rsid="0cec0708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paragraph-rsid="0dab1f02"/>
    </style:style>
    <style:style style:name="P65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7" style:family="paragraph" style:parent-style-name="Standard">
      <style:text-properties officeooo:paragraph-rsid="0daef67d"/>
    </style:style>
    <style:style style:name="P68" style:family="paragraph" style:parent-style-name="Standard">
      <style:text-properties officeooo:paragraph-rsid="0db0d4d1"/>
    </style:style>
    <style:style style:name="P69" style:family="paragraph" style:parent-style-name="Standard">
      <style:text-properties officeooo:paragraph-rsid="0db40abc"/>
    </style:style>
    <style:style style:name="P70" style:family="paragraph" style:parent-style-name="Standard">
      <style:text-properties officeooo:paragraph-rsid="0db4f70e"/>
    </style:style>
    <style:style style:name="P71" style:family="paragraph" style:parent-style-name="Standard">
      <style:text-properties officeooo:paragraph-rsid="0dbf3336"/>
    </style:style>
    <style:style style:name="P72" style:family="paragraph" style:parent-style-name="Standard">
      <style:text-properties officeooo:paragraph-rsid="0dbf3bd9"/>
    </style:style>
    <style:style style:name="P73" style:family="paragraph" style:parent-style-name="Standard">
      <style:text-properties officeooo:paragraph-rsid="0dc09832"/>
    </style:style>
    <style:style style:name="P74" style:family="paragraph" style:parent-style-name="Standard">
      <style:text-properties officeooo:paragraph-rsid="0dc7768f"/>
    </style:style>
    <style:style style:name="P75" style:family="paragraph" style:parent-style-name="Footnote">
      <style:text-properties officeooo:paragraph-rsid="04473353"/>
    </style:style>
    <style:style style:name="P76" style:family="paragraph" style:parent-style-name="Footnote">
      <style:text-properties officeooo:paragraph-rsid="0bf8351d"/>
    </style:style>
    <style:style style:name="P77" style:family="paragraph" style:parent-style-name="Footnote">
      <style:text-properties officeooo:paragraph-rsid="0cf7e116"/>
    </style:style>
    <style:style style:name="P78" style:family="paragraph" style:parent-style-name="Footnote">
      <style:text-properties officeooo:paragraph-rsid="0cfb8404"/>
    </style:style>
    <style:style style:name="P79" style:family="paragraph" style:parent-style-name="Footnote">
      <style:text-properties officeooo:paragraph-rsid="0d2b38cd"/>
    </style:style>
    <style:style style:name="P80" style:family="paragraph" style:parent-style-name="Footnote">
      <style:text-properties officeooo:paragraph-rsid="0dc8058a"/>
    </style:style>
    <style:style style:name="P81" style:family="paragraph" style:parent-style-name="Footnote">
      <style:text-properties officeooo:rsid="043ccc66" officeooo:paragraph-rsid="0dca2508"/>
    </style:style>
    <style:style style:name="P82" style:family="paragraph" style:parent-style-name="Footnote">
      <style:text-properties officeooo:rsid="043ccc66" officeooo:paragraph-rsid="0dcb1f7c"/>
    </style:style>
    <style:style style:name="P8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4" style:family="paragraph" style:parent-style-name="Footnote">
      <style:text-properties officeooo:paragraph-rsid="0dce223c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34e3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9284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5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96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97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98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822719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e8066a3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e7eb0f4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7a557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7eb0f4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822719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e7a557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da9b617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9b6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7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4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6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38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39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40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41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42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43" style:family="text">
      <style:text-properties fo:color="#000000" style:font-name="Ubuntu1" fo:font-size="12pt" style:font-size-asian="12pt" style:font-size-complex="12pt"/>
    </style:style>
    <style:style style:name="T344" style:family="text">
      <style:text-properties fo:color="#000000" style:font-name="Ubuntu1" fo:font-size="12pt" officeooo:rsid="004804ae" style:font-size-asian="12pt" style:font-size-complex="12pt"/>
    </style:style>
    <style:style style:name="T345" style:family="text">
      <style:text-properties fo:color="#000000" style:font-name="Ubuntu1" fo:font-size="12pt" officeooo:rsid="0bac438a" style:font-size-asian="12pt" style:font-size-complex="12pt"/>
    </style:style>
    <style:style style:name="T346" style:family="text">
      <style:text-properties fo:color="#000000" style:text-underline-style="none" officeooo:rsid="0588721b" style:font-size-asian="12pt" style:font-size-complex="12pt"/>
    </style:style>
    <style:style style:name="T347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8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9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6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7" style:family="text">
      <style:text-properties fo:color="#000000" style:font-name="Ubuntu Mono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8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80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81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82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83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84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85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86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87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88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89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0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1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2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3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4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5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6" style:family="text">
      <style:text-properties style:use-window-font-color="true"/>
    </style:style>
    <style:style style:name="T397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17" style:family="text">
      <style:text-properties style:use-window-font-color="true" officeooo:rsid="047da547"/>
    </style:style>
    <style:style style:name="T418" style:family="text">
      <style:text-properties officeooo:rsid="047fb57c"/>
    </style:style>
    <style:style style:name="T419" style:family="text">
      <style:text-properties officeooo:rsid="047da547"/>
    </style:style>
    <style:style style:name="T420" style:family="text">
      <style:text-properties officeooo:rsid="01657261" style:font-size-asian="12pt" style:font-size-complex="12pt"/>
    </style:style>
    <style:style style:name="T421" style:family="text">
      <style:text-properties officeooo:rsid="00bddfbe" style:font-size-asian="12pt" style:font-size-complex="12pt"/>
    </style:style>
    <style:style style:name="T422" style:family="text">
      <style:text-properties officeooo:rsid="04473353"/>
    </style:style>
    <style:style style:name="T423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4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officeooo:rsid="050aa1f1"/>
    </style:style>
    <style:style style:name="T426" style:family="text">
      <style:text-properties officeooo:rsid="05903285"/>
    </style:style>
    <style:style style:name="T427" style:family="text">
      <style:text-properties officeooo:rsid="0594b105"/>
    </style:style>
    <style:style style:name="T428" style:family="text">
      <style:text-properties officeooo:rsid="0a6f0a69"/>
    </style:style>
    <style:style style:name="T429" style:family="text">
      <style:text-properties officeooo:rsid="0aace3cd"/>
    </style:style>
    <style:style style:name="T430" style:family="text">
      <style:text-properties officeooo:rsid="0b952edb"/>
    </style:style>
    <style:style style:name="T431" style:family="text">
      <style:text-properties fo:font-size="8pt" style:font-size-asian="8pt" style:font-size-complex="8pt" loext:padding="0.049cm" loext:border="0.31pt solid #000000"/>
    </style:style>
    <style:style style:name="T432" style:family="text">
      <style:text-properties officeooo:rsid="0394a435"/>
    </style:style>
    <style:style style:name="T433" style:family="text">
      <style:text-properties officeooo:rsid="0be4091b"/>
    </style:style>
    <style:style style:name="T434" style:family="text">
      <style:text-properties officeooo:rsid="0bf888a9"/>
    </style:style>
    <style:style style:name="T435" style:family="text">
      <style:text-properties officeooo:rsid="0cf7e116"/>
    </style:style>
    <style:style style:name="T436" style:family="text">
      <style:text-properties officeooo:rsid="0d1ec96e"/>
    </style:style>
    <style:style style:name="T437" style:family="text">
      <style:text-properties officeooo:rsid="0d52ea33"/>
    </style:style>
    <style:style style:name="T438" style:family="text">
      <style:text-properties officeooo:rsid="0e425964"/>
    </style:style>
    <style:style style:name="T439" style:family="text">
      <style:text-properties officeooo:rsid="0d8f970c"/>
    </style:style>
    <style:style style:name="T440" style:family="text">
      <style:text-properties style:font-name="Ubuntu Mono" fo:font-weight="normal" officeooo:rsid="0d53468e" style:font-weight-asian="normal" style:font-weight-complex="normal"/>
    </style:style>
    <style:style style:name="T441" style:family="text">
      <style:text-properties officeooo:rsid="0dccecdc"/>
    </style:style>
    <style:style style:name="T442" style:family="text">
      <style:text-properties officeooo:rsid="0e829f9f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9" form:id="control1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3" form:id="control2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Strong_20_Emphasis"><text:span text:style-name="T309">C</text:span></text:span><text:span text:style-name="Strong_20_Emphasis"><text:span text:style-name="T304">hecklist voor </text:span></text:span><text:span text:style-name="Strong_20_Emphasis"><text:span text:style-name="T314">de installatie</text:span></text:span><text:span text:style-name="Strong_20_Emphasis"><text:span text:style-name="T304"> van </text:span></text:span><text:reference-mark-start text:name="Distributie"/><text:span text:style-name="Strong_20_Emphasis"><text:span text:style-name="T307">Ubuntu</text:span></text:span><text:reference-mark-end text:name="Distributie"/><text:span text:style-name="Strong_20_Emphasis"><text:span text:style-name="T307"> </text:span></text:span><text:reference-mark-start text:name="Versie"/><text:span text:style-name="Strong_20_Emphasis"><text:span text:style-name="T313">20</text:span></text:span><text:span text:style-name="Strong_20_Emphasis"><text:span text:style-name="T312">.04</text:span></text:span><text:reference-mark-end text:name="Versie"/><text:span text:style-name="Strong_20_Emphasis"><text:span text:style-name="T305"> </text:span></text:span><text:span text:style-name="Strong_20_Emphasis"><text:span text:style-name="T318">LTS</text:span></text:span><text:span text:style-name="Strong_20_Emphasis"><text:span text:style-name="T305"><text:note text:id="ftn1" text:note-class="footnote"><text:note-citation>1</text:note-citation><text:note-body><text:p text:style-name="P76"><text:span text:style-name="T432">Deze versie </text:span><text:span text:style-name="T433">20.04 </text:span><text:span text:style-name="T432">heeft codenaam Focal Fossa (focal) en is een zogenaamde LTS-versie (Long-Term Support, langetermijnondersteuning). <text:s/>Een LTS-versie verschijnt iedere twee jaar </text:span><text:span text:style-name="T437">in </text:span><text:span text:style-name="T432">april (deze in april 2020) en wordt vanaf vrijgave </text:span><text:span text:style-name="T353">vijf</text:span><text:span text:style-name="T432"> jaar ondersteund</text:span><text:span text:style-name="T428"> </text:span><text:span text:style-name="T432">(</text:span><text:span text:style-name="T434">updates </text:span><text:span text:style-name="T432">tot april 2025</text:span><text:span text:style-name="T428">)</text:span><text:span text:style-name="T432">.</text:span></text:p></text:note-body></text:note></text:span></text:span><text:span text:style-name="Strong_20_Emphasis"><text:span text:style-name="T318"> </text:span></text:span><text:reference-mark-start text:name="Editie"/><text:span text:style-name="Strong_20_Emphasis"><text:span text:style-name="T306">desktop</text:span></text:span><text:reference-mark-end text:name="Editie"/><text:span text:style-name="Strong_20_Emphasis"><text:span text:style-name="T308">.</text:span></text:span></text:p>
      <text:p text:style-name="P8"/>
      <text:p text:style-name="P58"><text:span text:style-name="T16">Kijk op</text:span><text:span text:style-name="T30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4"> </text:span><text:span text:style-name="T397">voor</text:span><text:span text:style-name="T398"> </text:span><text:span text:style-name="T399">deze en andere </text:span><text:span text:style-name="T17">checklists, scripts, </text:span><text:span text:style-name="T69">en informatie</text:span><text:span text:style-name="T17">.</text:span></text:p>
      <text:p text:style-name="P19"/>
      <text:p text:style-name="P44"><text:span text:style-name="T188">D</text:span><text:span text:style-name="T187">it is een invulbare PD</text:span><text:span text:style-name="T189">F</text:span><text:span text:style-name="T187"> met tekst- en keuzevakken; </text:span><text:span text:style-name="T190">a</text:span><text:span text:style-name="T187">fdrukken is niet noodzakelijk.</text:span></text:p>
      <text:p text:style-name="P9"/>
      <text:p text:style-name="P9">V<text:span text:style-name="T418">ul de waarden in het tekstvak achter de </text:span><text:span text:style-name="Definition"><text:span text:style-name="T419">schuingedrukte</text:span></text:span> <text:span text:style-name="T419">woorden </text:span><text:span text:style-name="T417">(zie toelichting)</text:span><text:span text:style-name="T419">:</text:span></text:p>
      <text:p text:style-name="P4"><text:span text:style-name="Definition"><text:span text:style-name="T401">g</text:span></text:span><text:span text:style-name="Definition"><text:span text:style-name="T400">ebruiker</text:span></text:span><text:span text:style-name="Definition"><text:span text:style-name="T402"><text:tab/><text:tab/></text:span></text:span><text:span text:style-name="Definition"><text:span text:style-name="T396"> <text:tab/><text:tab/></text:span></text:span><text:span text:style-name="T403"><draw:control text:anchor-type="as-char" svg:y="-0.429cm" draw:z-index="19" draw:name="Gebruiker" draw:style-name="gr2" draw:text-style-name="P91" svg:width="6.061cm" svg:height="0.6cm" draw:control="control20"><svg:title>Gebruiker</svg:title><svg:desc>Volledige naam, bijv. Jan Stek</svg:desc></draw:control></text:span><text:span text:style-name="T403"><text:tab/></text:span><text:span text:style-name="T404">(</text:span><text:span text:style-name="T414">volledige naam, bijv. </text:span><text:span text:style-name="T416">Karel Kamer</text:span><text:span text:style-name="T415">)</text:span></text:p>
      <text:p text:style-name="Standard"><text:span text:style-name="Definition"><text:span text:style-name="T401">g</text:span></text:span><text:span text:style-name="Definition"><text:span text:style-name="T400">ebruikersnaam<text:tab/><text:tab/></text:span></text:span><text:span text:style-name="Definition"><text:span text:style-name="T400"><draw:control text:anchor-type="as-char" svg:y="-0.429cm" draw:z-index="20" draw:name="Gberuikersnaam" draw:style-name="gr2" draw:text-style-name="P91" svg:width="6.061cm" svg:height="0.6cm" draw:control="control21"><svg:title>Gebruikersnaam</svg:title><svg:desc>Korte naam, bijv. jan</svg:desc></draw:control></text:span></text:span><text:span text:style-name="Definition"><text:span text:style-name="T400"><text:tab/></text:span></text:span><text:span text:style-name="T3">(korte naam, bijv. </text:span><text:span text:style-name="T335">karel</text:span><text:span text:style-name="T3">)</text:span></text:p>
      <text:p text:style-name="P2"><text:span text:style-name="Definition"><text:span text:style-name="T411">c</text:span></text:span><text:span text:style-name="Definition"><text:span text:style-name="T410">omputernaam<text:tab/><text:tab/></text:span></text:span><text:span text:style-name="Definition"><text:span text:style-name="T403"><draw:control text:anchor-type="as-char" svg:y="-0.429cm" draw:z-index="21" draw:name="Computernaam" draw:style-name="gr2" draw:text-style-name="P91" svg:width="6.061cm" svg:height="0.6cm" draw:control="control22"><svg:title>Computernaam</svg:title><svg:desc>Unieke naam van de computer</svg:desc></draw:control></text:span></text:span><text:span text:style-name="Definition"><text:span text:style-name="T403"><text:tab/></text:span></text:span><text:span text:style-name="Definition"><text:span text:style-name="T407">(</text:span></text:span><text:span text:style-name="Definition"><text:span text:style-name="T405">unieke naam van de compute</text:span></text:span><text:span text:style-name="Definition"><text:span text:style-name="T406">r</text:span></text:span><text:span text:style-name="Definition"><text:span text:style-name="T407">)</text:span></text:span></text:p>
      <text:p text:style-name="P2"><text:span text:style-name="Definition"><text:span text:style-name="T401">o</text:span></text:span><text:span text:style-name="Definition"><text:span text:style-name="T400">pstartmenu</text:span></text:span><text:span text:style-name="Definition"><text:span text:style-name="T403"><text:tab/><text:tab/><text:tab/></text:span></text:span><text:span text:style-name="Definition"><text:span text:style-name="T403"><draw:control text:anchor-type="as-char" svg:y="-0.429cm" draw:z-index="22" draw:name="Opstartmenu" draw:style-name="gr2" draw:text-style-name="P91" svg:width="6.061cm" svg:height="0.6cm" draw:control="control23"><svg:title>Opstartmenu</svg:title><svg:desc>Toets voor het opstartmenu ("bootmenu")</svg:desc></draw:control></text:span></text:span><text:span text:style-name="Definition"><text:span text:style-name="T403"><text:tab/></text:span></text:span><text:span text:style-name="Definition"><text:span text:style-name="T407">(</text:span></text:span><text:span text:style-name="Definition"><text:span text:style-name="T405">to</text:span></text:span><text:span text:style-name="Definition"><text:span text:style-name="T408">ets voor het opstartmedium</text:span></text:span><text:span text:style-name="Definition"><text:span text:style-name="T409">)</text:span></text:span></text:p>
      <text:p text:style-name="P2"><text:span text:style-name="Definition"><text:span text:style-name="T412">i</text:span></text:span><text:span text:style-name="Definition"><text:span text:style-name="T413">nstellingen</text:span></text:span><text:span text:style-name="T407"><text:tab/><text:tab/> <text:tab/></text:span><text:span text:style-name="T407"><draw:control text:anchor-type="as-char" svg:y="-0.429cm" draw:z-index="18" draw:name="Instellingen" draw:style-name="gr2" draw:text-style-name="P91" svg:width="6.061cm" svg:height="0.6cm" draw:control="control19"><svg:title>Instellingen</svg:title><svg:desc>Toets voor het BIOS/UEFI-scherm ("setup")</svg:desc></draw:control></text:span><text:span text:style-name="T407"><text:tab/>(</text:span><text:span text:style-name="T405">toets voor het BIOS/UEFI-scherm</text:span><text:span text:style-name="T407">)</text:span></text:p>
      <text:p text:style-name="P3"><text:span text:style-name="T324">Vervang </text:span><text:span text:style-name="Definition"><text:span text:style-name="T14">schuingedrukte</text:span></text:span><text:span text:style-name="T324"> </text:span><text:span text:style-name="T325">woorden </text:span><text:span text:style-name="T324">in deze checklist door </text:span><text:span text:style-name="T325">boven</text:span><text:span text:style-name="T324">staande waarden.</text:span></text:p>
      <text:p text:style-name="P10"/>
      <text:p text:style-name="P1"><text:span text:style-name="Strong_20_Emphasis"><text:span text:style-name="T319"/></text:span></text:p>
      <text:p text:style-name="P65"><text:span text:style-name="T320">Nog niet op Linux?<text:tab/></text:span><text:span text:style-name="T347"></text:span><text:span text:style-name="T326"><text:tab/></text:span><text:span text:style-name="T327">G</text:span><text:span text:style-name="T321">ebruik </text:span><text:span text:style-name="Strong_20_Emphasis"><text:span text:style-name="T356">Checklist migratie</text:span></text:span><text:span text:style-name="T32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2"> onder </text:span><text:span text:style-name="T332">Linux</text:span><text:span text:style-name="T323">.</text:span></text:p>
      <text:p text:style-name="P66"><text:span text:style-name="T328">Nieuwe installatie?<text:tab/></text:span><text:span text:style-name="T348"></text:span><text:span text:style-name="T331"><text:tab/></text:span><text:span text:style-name="T330">B</text:span><text:span text:style-name="T328">egin bij hoofdstuk </text:span><text:span text:style-name="T333"><text:bookmark-ref text:reference-format="page" text:ref-name="__RefNumPara__4009_1271708128">2</text:bookmark-ref></text:span><text:span text:style-name="T328"><text:s text:c="2"/></text:span><text:span text:style-name="T334"><text:bookmark-ref text:reference-format="text" text:ref-name="__RefNumPara__4009_1271708128">Installatie uitvoeren</text:bookmark-ref></text:span><text:span text:style-name="T329">.</text:span></text:p>
      <text:p text:style-name="P5"/>
      <text:list xml:id="list2662802492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71024701792">
          <table:table-cell table:style-name="_31_._5f_Installatie_5f_voorbereiden.A1" office:value-type="string">
            <text:p text:style-name="P48"><text:span text:style-name="Strong_20_Emphasis"><text:span text:style-name="T128"><text:s/></text:span></text:span><text:span text:style-name="Strong_20_Emphasis"><text:span text:style-name="T139"><draw:control text:anchor-type="as-char" draw:z-index="28" draw:name="Vorm3_0" draw:style-name="gr1" draw:text-style-name="P90" svg:width="0.35cm" svg:height="0.35cm" draw:control="control29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128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29"><text:note text:id="ftn2" text:note-class="footnote"><text:note-citation>2</text:note-citation><text:note-body><text:p text:style-name="P81"><text:span text:style-name="User_20_Entry"><text:span text:style-name="T229">E</text:span></text:span><text:span text:style-name="User_20_Entry"><text:span text:style-name="T238">v</text:span></text:span><text:span text:style-name="User_20_Entry"><text:span text:style-name="T239">en</text:span></text:span><text:span text:style-name="User_20_Entry"><text:span text:style-name="T297">t</text:span></text:span><text:span text:style-name="User_20_Entry"><text:span text:style-name="T298">uele </text:span></text:span><text:span text:style-name="User_20_Entry"><text:span text:style-name="T299">extra gebruikers aanmelden</text:span></text:span><text:span text:style-name="User_20_Entry"><text:span text:style-name="T237">, zoek </text:span></text:span><text:span text:style-name="User_20_Entry"><text:span text:style-name="T234">m</text:span></text:span><text:span text:style-name="User_20_Entry"><text:span text:style-name="T235">enu</text:span></text:span><text:span text:style-name="User_20_Entry"><text:span text:style-name="T241">, </text:span></text:span><text:span text:style-name="User_20_Entry"><text:span text:style-name="T230">klik op</text:span></text:span><text:span text:style-name="User_20_Entry"><text:span text:style-name="T237"> </text:span></text:span><text:span text:style-name="User_20_Entry"><text:span text:style-name="T244">Installatiemenu</text:span></text:span><text:span text:style-name="Strong_20_Emphasis"><text:span text:style-name="T292">,</text:span></text:span><text:span text:style-name="User_20_Entry"><text:span text:style-name="T237">en </text:span></text:span><text:span text:style-name="User_20_Entry"><text:span text:style-name="T236">kies </text:span></text:span><text:span text:style-name="User_20_Entry"><text:span text:style-name="T245">5</text:span></text:span><text:span text:style-name="User_20_Entry"><text:span text:style-name="T240"> gevolgd door </text:span></text:span><text:span text:style-name="User_20_Entry"><text:span text:style-name="T245">12</text:span></text:span><text:span text:style-name="User_20_Entry"><text:span text:style-name="T236">.</text:span></text:span></text:p></text:note-body></text:note></text:span></text:span><text:span text:style-name="Strong_20_Emphasis"><text:span text:style-name="T129">.</text:span></text:span></text:p>
          </table:table-cell>
        </table:table-row>
        <table:table-row table:style-name="TableLine94371024965568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</table:table-row>
        <table:table-row table:style-name="TableLine94371025014272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T138"><draw:control text:anchor-type="as-char" draw:z-index="0" draw:name="Vorm4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4">Terminalvenster</text:span></text:span><text:span text:style-name="Strong_20_Emphasis"><text:span text:style-name="T84"> met toetscombinatie <text:line-break/></text:span></text:span><text:span text:style-name="Strong_20_Emphasis"><text:span text:style-name="T228">Ctrl</text:span></text:span><text:span text:style-name="Strong_20_Emphasis"><text:span text:style-name="T227"> </text:span></text:span><text:span text:style-name="Strong_20_Emphasis"><text:span text:style-name="T228">Alt</text:span></text:span><text:span text:style-name="Strong_20_Emphasis"><text:span text:style-name="T227"> </text:span></text:span><text:span text:style-name="Strong_20_Emphasis"><text:span text:style-name="T228">T</text:span></text:span><text:span text:style-name="Strong_20_Emphasis"><text:span text:style-name="T110">.</text:span></text:span></text:p>
          </table:table-cell>
        </table:table-row>
        <table:table-row table:style-name="TableLine94371024986880">
          <table:table-cell table:style-name="_31_._5f_Installatie_5f_voorbereiden.A1" office:value-type="string">
            <text:p text:style-name="P67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47">Typ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4">z</text:span></text:span><text:span text:style-name="Strong_20_Emphasis"><text:span text:style-name="T110">e opdrachten, ieder gevolgd door de </text:span></text:span><text:span text:style-name="Strong_20_Emphasis"><text:span text:style-name="T228">Enter</text:span></text:span><text:span text:style-name="Strong_20_Emphasis"><text:span text:style-name="T84">-toets:<text:line-break/></text:span></text:span><text:span text:style-name="User_20_Entry"><text:span text:style-name="T302">wget karelzimmer.nl/</text:span></text:span><text:span text:style-name="User_20_Entry"><text:span text:style-name="T303">kz</text:span></text:span><text:span text:style-name="User_20_Entry"><text:span text:style-name="T302"><text:line-break/>bash </text:span></text:span><text:span text:style-name="User_20_Entry"><text:span text:style-name="T303">kz</text:span></text:span></text:p>
          </table:table-cell>
        </table:table-row>
        <table:table-row table:style-name="TableLine94371024967648"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1"/>
          </table:table-cell>
        </table:table-row>
        <table:table-row table:style-name="TableLine94371025020880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Strong_20_Emphasis"><text:span text:style-name="T138"><draw:control text:anchor-type="as-char" draw:z-index="1" draw:name="Vorm6" draw:style-name="gr1" draw:text-style-name="P9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3">Bereid de installatie voor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26">Super</text:span></text:span><text:span text:style-name="Strong_20_Emphasis"><text:span text:style-name="T96">-toets</text:span></text:span><text:span text:style-name="Strong_20_Emphasis"><text:span text:style-name="T300"><text:note text:id="ftn3" text:note-class="footnote"><text:note-citation>3</text:note-citation><text:note-body><text:p text:style-name="P77"><text:span text:style-name="T349">D</text:span>e <text:span text:style-name="T431">Super</text:span>-toets <text:span text:style-name="T349">is </text:span>de Windows<text:span text:style-name="T435">-</text:span><text:span text:style-name="T430">toets</text:span>, <text:span text:style-name="T435">C</text:span>ommand-<text:span text:style-name="T430">toets</text:span>, of <text:span text:style-name="T435">V</text:span>ergrootglas-toets.</text:p></text:note-body></text:note></text:span></text:span><text:span text:style-name="Strong_20_Emphasis"><text:span text:style-name="T73">, </text:span></text:span><text:span text:style-name="Strong_20_Emphasis"><text:span text:style-name="T104">t</text:span></text:span><text:span text:style-name="Strong_20_Emphasis"><text:span text:style-name="T87">yp </text:span></text:span><text:span text:style-name="Strong_20_Emphasis"><text:span text:style-name="T168">men</text:span></text:span><text:span text:style-name="Strong_20_Emphasis"><text:span text:style-name="T171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92"> </text:span></text:span><text:span text:style-name="Strong_20_Emphasis"><text:span text:style-name="T280">Installatiem</text:span></text:span><text:span text:style-name="Strong_20_Emphasis"><text:span text:style-name="T279">enu</text:span></text:span><text:span text:style-name="Strong_20_Emphasis"><text:span text:style-name="T96">.</text:span></text:span></text:p>
          </table:table-cell>
        </table:table-row>
        <table:table-row table:style-name="TableLine94371025026416">
          <table:table-cell table:style-name="_31_._5f_Installatie_5f_voorbereiden.A1" office:value-type="string">
            <text:p text:style-name="P68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7">1</text:span></text:span><text:span text:style-name="Strong_20_Emphasis"><text:span text:style-name="T282"> </text:span></text:span><text:span text:style-name="Strong_20_Emphasis"><text:span text:style-name="T283">In</text:span></text:span><text:span text:style-name="Strong_20_Emphasis"><text:span text:style-name="T287">stallatie voorbereiden</text:span></text:span><text:span text:style-name="Strong_20_Emphasis"><text:span text:style-name="T97"> </text:span></text:span><text:span text:style-name="Strong_20_Emphasis"><text:span text:style-name="T123">en v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20"/>
      <text:list xml:id="list104604083388141" text:continue-numbering="true" text:style-name="L1">
        <text:list-item>
          <text:p text:style-name="P89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71025034800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8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5"><text:span text:style-name="T343">Start de computer op vanaf </text:span><text:span text:style-name="T344">een </text:span><text:span text:style-name="T344"><text:reference-ref text:reference-format="text" text:ref-name="Distributie">Ubuntu</text:reference-ref></text:span><text:span text:style-name="T344"><text:s/></text:span><text:span text:style-name="T343"><text:reference-ref text:reference-format="text" text:ref-name="Versie">20.04</text:reference-ref></text:span><text:span text:style-name="T195"><text:s/></text:span><text:span text:style-name="T195"><text:reference-ref text:reference-format="text" text:ref-name="Editie">desktop</text:reference-ref></text:span><text:span text:style-name="T195"><text:s/>Live</text:span><text:span text:style-name="T195"><text:note text:id="ftn4" text:note-class="footnote"><text:note-citation>1</text:note-citation><text:note-body><text:p text:style-name="P75"><text:span text:style-name="T422">Vanaf ee</text:span>n Live <text:span text:style-name="T429">USB-stick of </text:span><text:span text:style-name="T352">C</text:span><text:span text:style-name="T429">D</text:span><text:span text:style-name="T6"> </text:span>kunt <text:span text:style-name="T422">u opstarten en</text:span> met <text:reference-ref text:reference-format="text" text:ref-name="Distributie">Ubuntu</text:reference-ref><text:s/>werken zonder deze te installeren.</text:p></text:note-body></text:note></text:span><text:span text:style-name="T195"> </text:span><text:span text:style-name="T198">USB-stick</text:span><text:span text:style-name="T198"><text:note text:id="ftn5" text:note-class="footnote"><text:note-citation>2</text:note-citation><text:note-body><text:p text:style-name="P79"><text:span text:style-name="Strong_20_Emphasis"><text:span text:style-name="T209">Download </text:span></text:span><text:span text:style-name="Strong_20_Emphasis"><text:span text:style-name="T203">een </text:span></text:span><text:span text:style-name="Strong_20_Emphasis"><text:span text:style-name="T213">Desktop </text:span></text:span><text:span text:style-name="Strong_20_Emphasis"><text:span text:style-name="T224">CD</text:span></text:span><text:span text:style-name="Strong_20_Emphasis"><text:span text:style-name="T208"> vanaf </text:span></text:span><text:a xlink:type="simple" xlink:href="http://nl.releases.ubuntu.com/" text:style-name="Internet_20_link" text:visited-style-name="Visited_20_Internet_20_Link"><text:span text:style-name="Strong_20_Emphasis"><text:span text:style-name="T424">nl.releases.ubuntu.com</text:span></text:span></text:a><text:span text:style-name="Strong_20_Emphasis"><text:span text:style-name="T208">, </text:span></text:span><text:span text:style-name="Strong_20_Emphasis"><text:span text:style-name="T221">kies </text:span></text:span><text:span text:style-name="Strong_20_Emphasis"><text:span text:style-name="T233">Ubuntu 20.04... LTS (Focal Fossa)</text:span></text:span><text:span text:style-name="Strong_20_Emphasis"><text:span text:style-name="T221">, </text:span></text:span><text:span text:style-name="Strong_20_Emphasis"><text:span text:style-name="T204">en </text:span></text:span><text:span text:style-name="Strong_20_Emphasis"><text:span text:style-name="T209">plaats </text:span></text:span><text:span text:style-name="Strong_20_Emphasis"><text:span text:style-name="T203">een USB-stick </text:span></text:span><text:span text:style-name="Strong_20_Emphasis"><text:span text:style-name="T225">va</text:span></text:span><text:span text:style-name="Strong_20_Emphasis"><text:span text:style-name="T219">n </text:span></text:span><text:span text:style-name="Strong_20_Emphasis"><text:span text:style-name="T202">min</text:span></text:span><text:span text:style-name="Strong_20_Emphasis"><text:span text:style-name="T220">imaal</text:span></text:span><text:span text:style-name="Strong_20_Emphasis"><text:span text:style-name="T202"> </text:span></text:span><text:span text:style-name="Strong_20_Emphasis"><text:span text:style-name="T210">4</text:span></text:span><text:span text:style-name="Strong_20_Emphasis"><text:span text:style-name="T202"> GB. <text:line-break/></text:span></text:span><text:span text:style-name="Strong_20_Emphasis"><text:span text:style-name="T223">Zoek</text:span></text:span><text:span text:style-name="Strong_20_Emphasis"><text:span text:style-name="T202"> </text:span></text:span><text:span text:style-name="Strong_20_Emphasis"><text:span text:style-name="T232">opst</text:span></text:span><text:span text:style-name="Strong_20_Emphasis"><text:span text:style-name="T202"> en klik op het pictogram van</text:span></text:span><text:span text:style-name="Strong_20_Emphasis"><text:span text:style-name="T205"> </text:span></text:span><text:span text:style-name="Strong_20_Emphasis"><text:span text:style-name="T231">Opstartschijf aanmaken</text:span></text:span><text:span text:style-name="Strong_20_Emphasis"><text:span text:style-name="T212">, </text:span></text:span><text:span text:style-name="Strong_20_Emphasis"><text:span text:style-name="T218">o</text:span></text:span><text:span text:style-name="Strong_20_Emphasis"><text:span text:style-name="T203">f </text:span></text:span><text:span text:style-name="Strong_20_Emphasis"><text:span text:style-name="T206">gebruik </text:span></text:span><text:span text:style-name="Strong_20_Emphasis"><text:span text:style-name="T199">het programma balenaEtche</text:span></text:span><text:span text:style-name="Strong_20_Emphasis"><text:span text:style-name="T207">r</text:span></text:span><text:span text:style-name="Strong_20_Emphasis"><text:span text:style-name="T199"> </text:span></text:span><text:span text:style-name="Strong_20_Emphasis"><text:span text:style-name="T200">(</text:span></text:span><text:a xlink:type="simple" xlink:href="https://www.balena.io/etcher/" text:style-name="Internet_20_link" text:visited-style-name="Visited_20_Internet_20_Link"><text:span text:style-name="Strong_20_Emphasis"><text:span text:style-name="T423">etcher.io</text:span></text:span></text:a><text:span text:style-name="Strong_20_Emphasis"><text:span text:style-name="T200">); </text:span></text:span><text:span text:style-name="Strong_20_Emphasis"><text:span text:style-name="T199">balenaEtche</text:span></text:span><text:span text:style-name="Strong_20_Emphasis"><text:span text:style-name="T207">r</text:span></text:span><text:span text:style-name="Strong_20_Emphasis"><text:span text:style-name="T214"> is</text:span></text:span><text:span text:style-name="Strong_20_Emphasis"><text:span text:style-name="T200"> </text:span></text:span><text:span text:style-name="Strong_20_Emphasis"><text:span text:style-name="T203">beschikbaar voor </text:span></text:span><text:span text:style-name="Strong_20_Emphasis"><text:span text:style-name="T215">Windows, </text:span></text:span><text:span text:style-name="Strong_20_Emphasis"><text:span text:style-name="T216">OS X</text:span></text:span><text:span text:style-name="Strong_20_Emphasis"><text:span text:style-name="T199">, </text:span></text:span><text:span text:style-name="Strong_20_Emphasis"><text:span text:style-name="T200">en </text:span></text:span><text:span text:style-name="Strong_20_Emphasis"><text:span text:style-name="T217">GNU/</text:span></text:span><text:span text:style-name="Strong_20_Emphasis"><text:span text:style-name="T199">Linux</text:span></text:span><text:span text:style-name="Strong_20_Emphasis"><text:span text:style-name="T201">.</text:span></text:span></text:p></text:note-body></text:note></text:span><text:span text:style-name="T198"> of </text:span><text:span text:style-name="T194">C</text:span><text:span text:style-name="T198">D</text:span><text:span text:style-name="T198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5">.</text:span></text:p>
            <text:p text:style-name="P27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420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20">instellingen</text:span></text:span><text:span text:style-name="T195">.</text:span></text:p>
          </table:table-cell>
        </table:table-row>
        <table:table-row table:style-name="TableLine94371025027248">
          <table:table-cell table:style-name="_32_._5f_Installatie_5f_uitvoeren.A1" office:value-type="string">
            <text:p text:style-name="P39"><text:span text:style-name="Strong_20_Emphasis"><text:span text:style-name="T98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32">Kies</text:span></text:span><text:span text:style-name="Strong_20_Emphasis"><text:span text:style-name="T60"> </text:span></text:span><text:span text:style-name="Strong_20_Emphasis"><text:span text:style-name="T133">als</text:span></text:span><text:span text:style-name="Strong_20_Emphasis"><text:span text:style-name="T63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6">met pijltjes-toetsen</text:span></text:span><text:span text:style-name="Strong_20_Emphasis"><text:span text:style-name="T61"> </text:span></text:span><text:span text:style-name="Strong_20_Emphasis"><text:span text:style-name="T183">Nederlands</text:span></text:span><text:span text:style-name="Strong_20_Emphasis"><text:span text:style-name="T37"> </text:span></text:span><text:span text:style-name="Strong_20_Emphasis"><text:span text:style-name="T66">en druk op </text:span></text:span><text:span text:style-name="Strong_20_Emphasis"><text:span text:style-name="T65">de </text:span></text:span><text:span text:style-name="Strong_20_Emphasis"><text:span text:style-name="T211">Enter</text:span></text:span><text:span text:style-name="Strong_20_Emphasis"><text:span text:style-name="T65">-toets.</text:span></text:span></text:p>
          </table:table-cell>
        </table:table-row>
        <table:table-row table:style-name="TableLine94371025272832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12"><text:span text:style-name="T345">Kies </text:span><text:span text:style-name="T336">Ubuntu installeren </text:span><text:span text:style-name="Strong_20_Emphasis"><text:span text:style-name="T133">en druk op </text:span></text:span><text:span text:style-name="Strong_20_Emphasis"><text:span text:style-name="T134">de </text:span></text:span><text:span text:style-name="Strong_20_Emphasis"><text:span text:style-name="T222">Enter</text:span></text:span><text:span text:style-name="Strong_20_Emphasis"><text:span text:style-name="T134">-toets</text:span></text:span><text:span text:style-name="T345">.</text:span></text:p>
          </table:table-cell>
        </table:table-row>
        <table:table-row table:style-name="TableLine943710252730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3" draw:name="Vorm12" draw:style-name="gr1" draw:text-style-name="P90" svg:width="0.35cm" svg:height="0.35cm" draw:control="control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8">Op het </text:span></text:span><text:span text:style-name="Strong_20_Emphasis"><text:span text:style-name="T33">scherm </text:span></text:span><text:span text:style-name="Strong_20_Emphasis"><text:span text:style-name="T253">Wel</text:span></text:span><text:span text:style-name="Strong_20_Emphasis"><text:span text:style-name="T293">k</text:span></text:span><text:span text:style-name="Strong_20_Emphasis"><text:span text:style-name="T258">om</text:span></text:span><text:span text:style-name="Strong_20_Emphasis"><text:span text:style-name="T34"> </text:span></text:span><text:span text:style-name="Strong_20_Emphasis"><text:span text:style-name="T28">kies </text:span></text:span><text:span text:style-name="Strong_20_Emphasis"><text:span text:style-name="T163">Nederlands</text:span></text:span><text:span text:style-name="Strong_20_Emphasis"><text:span text:style-name="T16"> en klik op</text:span></text:span><text:span text:style-name="Strong_20_Emphasis"><text:span text:style-name="T24"> </text:span></text:span><text:span text:style-name="Strong_20_Emphasis"><text:span text:style-name="T164">Verder</text:span></text:span><text:span text:style-name="Strong_20_Emphasis"><text:span text:style-name="T16">.</text:span></text:span></text:p>
          </table:table-cell>
        </table:table-row>
        <table:table-row table:style-name="TableLine9437102527360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144">O</text:span></text:span><text:span text:style-name="Strong_20_Emphasis"><text:span text:style-name="T145">p </text:span></text:span><text:span text:style-name="Strong_20_Emphasis"><text:span text:style-name="T146">het </text:span></text:span><text:span text:style-name="Strong_20_Emphasis"><text:span text:style-name="T147">scherm </text:span></text:span><text:span text:style-name="Strong_20_Emphasis"><text:span text:style-name="T251">Toetsenbord</text:span></text:span><text:span text:style-name="Strong_20_Emphasis"><text:span text:style-name="T252">indeling</text:span></text:span><text:span text:style-name="Strong_20_Emphasis"><text:span text:style-name="T147"> </text:span></text:span><text:span text:style-name="Strong_20_Emphasis"><text:span text:style-name="T148">controleer </text:span></text:span><text:span text:style-name="Strong_20_Emphasis"><text:span text:style-name="T149">de </text:span></text:span><text:span text:style-name="Strong_20_Emphasis"><text:span text:style-name="T159">te gebruiken </text:span></text:span><text:span text:style-name="Strong_20_Emphasis"><text:span text:style-name="T148">toetsenbordindeling </text:span></text:span><text:span text:style-name="Strong_20_Emphasis"><text:span text:style-name="T150">en </text:span></text:span><text:span text:style-name="Strong_20_Emphasis"><text:span text:style-name="T144">klik </text:span></text:span><text:span text:style-name="Strong_20_Emphasis"><text:span text:style-name="T147">op </text:span></text:span><text:span text:style-name="Strong_20_Emphasis"><text:span text:style-name="T184">Verder</text:span></text:span><text:span text:style-name="Strong_20_Emphasis"><text:span text:style-name="T147">.</text:span></text:span></text:p>
          </table:table-cell>
        </table:table-row>
        <table:table-row table:style-name="TableLine94371025273856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50">Als </text:span></text:span><text:span text:style-name="Strong_20_Emphasis"><text:span text:style-name="T39">het </text:span></text:span><text:span text:style-name="Strong_20_Emphasis"><text:span text:style-name="T27">het scherm </text:span></text:span><text:span text:style-name="Strong_20_Emphasis"><text:span text:style-name="T250">Draadloos</text:span></text:span><text:span text:style-name="Strong_20_Emphasis"><text:span text:style-name="T27"> </text:span></text:span><text:span text:style-name="Strong_20_Emphasis"><text:span text:style-name="T39">verschijnt, </text:span></text:span><text:span text:style-name="Strong_20_Emphasis"><text:span text:style-name="T29">kies</text:span></text:span><text:span text:style-name="Strong_20_Emphasis"><text:span text:style-name="T27"> </text:span></text:span><text:span text:style-name="Strong_20_Emphasis"><text:span text:style-name="T29">een draadloos netwerk, maak </text:span></text:span><text:span text:style-name="Strong_20_Emphasis"><text:span text:style-name="T16">verbinding, </text:span></text:span><text:span text:style-name="Strong_20_Emphasis"><text:span text:style-name="T30">en klik</text:span></text:span><text:span text:style-name="Strong_20_Emphasis"><text:span text:style-name="T16"> </text:span></text:span><text:span text:style-name="Strong_20_Emphasis"><text:span text:style-name="T22">op </text:span></text:span><text:span text:style-name="Strong_20_Emphasis"><text:span text:style-name="T164">Verder</text:span></text:span><text:span text:style-name="Strong_20_Emphasis"><text:span text:style-name="T16">.</text:span></text:span></text:p>
          </table:table-cell>
        </table:table-row>
        <table:table-row table:style-name="TableLine94371025274112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31">O</text:span></text:span><text:span text:style-name="Strong_20_Emphasis"><text:span text:style-name="T25">p het scherm </text:span></text:span><text:span text:style-name="Strong_20_Emphasis"><text:span text:style-name="T254">Bijgewerkte pakketten en andere programmatuur</text:span></text:span><text:span text:style-name="Strong_20_Emphasis"><text:span text:style-name="T248"> </text:span></text:span><text:span text:style-name="T16">klik op </text:span><text:span text:style-name="Strong_20_Emphasis"><text:span text:style-name="T163">Verder</text:span></text:span><text:span text:style-name="Strong_20_Emphasis"><text:span text:style-name="T16">.</text:span></text:span></text:p>
          </table:table-cell>
        </table:table-row>
        <table:table-row table:style-name="TableLine94371025274368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TableLine94371025274624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4" draw:name="Vorm16" draw:style-name="gr1" draw:text-style-name="P90" svg:width="0.35cm" svg:height="0.35cm" draw:control="control5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9">Installatietype</text:span></text:span><text:span text:style-name="Strong_20_Emphasis"><text:span text:style-name="T141"> </text:span></text:span><text:span text:style-name="Strong_20_Emphasis"><text:span text:style-name="T152">selecteer</text:span></text:span><text:span text:style-name="Strong_20_Emphasis"><text:span text:style-name="T142"> </text:span></text:span><text:span text:style-name="Strong_20_Emphasis"><text:span text:style-name="T359">het gewenste </text:span></text:span><text:span text:style-name="Strong_20_Emphasis"><text:span text:style-name="T380">Installatie type</text:span></text:span><text:span text:style-name="Strong_20_Emphasis"><text:span text:style-name="T359">.</text:span></text:span></text:p>
          </table:table-cell>
        </table:table-row>
        <table:table-row table:style-name="TableLine94371025274880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4"><text:span text:style-name="Emphasis"><text:span text:style-name="T394">Aa</text:span></text:span><text:span text:style-name="Emphasis"><text:span text:style-name="T395">nbevolen</text:span></text:span><text:span text:style-name="Strong_20_Emphasis"><text:span text:style-name="T371"> wordt om </text:span></text:span><text:span text:style-name="Strong_20_Emphasis"><text:span text:style-name="T375">te klikken op </text:span></text:span><text:span text:style-name="Strong_20_Emphasis"><text:span text:style-name="T393">Geavanceerde functies</text:span></text:span><text:span text:style-name="Strong_20_Emphasis"><text:span text:style-name="T375">, en</text:span></text:span><text:span text:style-name="Strong_20_Emphasis"><text:span text:style-name="T371"> </text:span></text:span><text:span text:style-name="Strong_20_Emphasis"><text:span text:style-name="T375">selecteer <text:line-break/></text:span></text:span><text:span text:style-name="Strong_20_Emphasis"><text:span text:style-name="T391">LVM gebruiken bij de nieuwe installatie van Ubuntu</text:span></text:span><text:span text:style-name="Strong_20_Emphasis"><text:span text:style-name="T371">, </text:span></text:span><text:span text:style-name="Strong_20_Emphasis"><text:span text:style-name="T375">en vink aan <text:line-break/></text:span></text:span><text:span text:style-name="Strong_20_Emphasis"><text:span text:style-name="T391">De nieuwe installatie van Ubuntu versleutelen voor de </text:span></text:span><text:span text:style-name="Strong_20_Emphasis"><text:span text:style-name="T392">veiligheid</text:span></text:span><text:span text:style-name="Strong_20_Emphasis"><text:span text:style-name="T372">.</text:span></text:span></text:p>
          </table:table-cell>
        </table:table-row>
        <table:table-row table:style-name="TableLine9437102527513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4"><text:span text:style-name="Strong_20_Emphasis"><text:span text:style-name="T374">K</text:span></text:span><text:span text:style-name="Strong_20_Emphasis"><text:span text:style-name="T19">lik op </text:span></text:span><text:span text:style-name="Strong_20_Emphasis"><text:span text:style-name="T262">OK</text:span></text:span><text:span text:style-name="Strong_20_Emphasis"><text:span text:style-name="T57"> en vervolgens op</text:span></text:span><text:span text:style-name="Strong_20_Emphasis"><text:span text:style-name="T19"> </text:span></text:span><text:span text:style-name="Strong_20_Emphasis"><text:span text:style-name="T185">I</text:span></text:span><text:span text:style-name="Strong_20_Emphasis"><text:span text:style-name="T186">nstalle</text:span></text:span><text:span text:style-name="Strong_20_Emphasis"><text:span text:style-name="T185">e</text:span></text:span><text:span text:style-name="Strong_20_Emphasis"><text:span text:style-name="T186">r </text:span></text:span><text:span text:style-name="Strong_20_Emphasis"><text:span text:style-name="T185">nu</text:span></text:span><text:span text:style-name="Strong_20_Emphasis"><text:span text:style-name="T19">.</text:span></text:span></text:p>
          </table:table-cell>
        </table:table-row>
        <table:table-row table:style-name="TableLine94371025275392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9"><text:span text:style-name="Strong_20_Emphasis"><text:span text:style-name="T43">Geef </text:span></text:span><text:span text:style-name="Strong_20_Emphasis"><text:span text:style-name="T45">indien gevraagd </text:span></text:span><text:span text:style-name="Strong_20_Emphasis"><text:span text:style-name="T43">de be</text:span></text:span><text:span text:style-name="Strong_20_Emphasis"><text:span text:style-name="T44">ve</text:span></text:span><text:span text:style-name="Strong_20_Emphasis"><text:span text:style-name="T43">iligingssleutel op</text:span></text:span><text:span text:style-name="Strong_20_Emphasis"><text:span text:style-name="T161">.</text:span></text:span></text:p>
          </table:table-cell>
        </table:table-row>
        <table:table-row table:style-name="TableLine94371025275648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371025275904">
          <table:table-cell table:style-name="_32_._5f_Installatie_5f_uitvoeren.A1" office:value-type="string">
            <text:p text:style-name="P73"><text:span text:style-name="Strong_20_Emphasis"><text:s/></text:span><text:span text:style-name="T98"><draw:control text:anchor-type="as-char" draw:z-index="30" draw:name="Vorm16_1" draw:style-name="gr1" draw:text-style-name="P90" svg:width="0.35cm" svg:height="0.35cm" draw:control="control31"/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37">C</text:span></text:span><text:span text:style-name="Strong_20_Emphasis"><text:span text:style-name="T40">ontroleer de </text:span></text:span><text:span text:style-name="Strong_20_Emphasis"><text:span text:style-name="T42">voorgestelde </text:span></text:span><text:span text:style-name="Strong_20_Emphasis"><text:span text:style-name="T40">schijfindelin</text:span></text:span><text:span text:style-name="Strong_20_Emphasis"><text:span text:style-name="T41">g,</text:span></text:span><text:span text:style-name="Strong_20_Emphasis"><text:span text:style-name="T40"> </text:span></text:span><text:span text:style-name="Strong_20_Emphasis"><text:span text:style-name="T46">kies de gewenste schijf, </text:span></text:span><text:span text:style-name="Strong_20_Emphasis"><text:span text:style-name="T41">en </text:span></text:span><text:span text:style-name="Strong_20_Emphasis"><text:span text:style-name="T360">k</text:span></text:span><text:span text:style-name="Strong_20_Emphasis"><text:span text:style-name="T359">lik op </text:span></text:span><text:span text:style-name="Strong_20_Emphasis"><text:span text:style-name="T380">I</text:span></text:span><text:span text:style-name="Strong_20_Emphasis"><text:span text:style-name="T381">nstalle</text:span></text:span><text:span text:style-name="Strong_20_Emphasis"><text:span text:style-name="T380">e</text:span></text:span><text:span text:style-name="Strong_20_Emphasis"><text:span text:style-name="T381">r </text:span></text:span><text:span text:style-name="Strong_20_Emphasis"><text:span text:style-name="T380">nu</text:span></text:span><text:span text:style-name="Strong_20_Emphasis"><text:span text:style-name="T359">.</text:span></text:span></text:p>
          </table:table-cell>
        </table:table-row>
        <table:table-row table:style-name="TableLine94371025276160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371025276416">
          <table:table-cell table:style-name="_32_._5f_Installatie_5f_uitvoeren.A1" office:value-type="string">
            <text:p text:style-name="P71"><text:span text:style-name="Strong_20_Emphasis"><text:s/></text:span><text:span text:style-name="Strong_20_Emphasis"><text:span text:style-name="T98"><draw:control text:anchor-type="as-char" draw:z-index="29" draw:name="Vorm16_0" draw:style-name="gr1" draw:text-style-name="P90" svg:width="0.35cm" svg:height="0.35cm" draw:control="control30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9">Wilt u deze aanpassingen wegschrijven naar de schijven? </text:span></text:span><text:span text:style-name="Strong_20_Emphasis"><text:span text:style-name="T32">controleer de </text:span></text:span><text:span text:style-name="Strong_20_Emphasis"><text:span text:style-name="T47">partities</text:span></text:span><text:span text:style-name="Strong_20_Emphasis"><text:span text:style-name="T32"> </text:span></text:span><text:span text:style-name="Strong_20_Emphasis"><text:span text:style-name="T48">die </text:span></text:span><text:span text:style-name="Strong_20_Emphasis"><text:span text:style-name="T49">geformatteerd</text:span></text:span><text:span text:style-name="Strong_20_Emphasis"><text:span text:style-name="T48"> worden </text:span></text:span><text:span text:style-name="Strong_20_Emphasis"><text:span text:style-name="T32">en </text:span></text:span><text:span text:style-name="Strong_20_Emphasis"><text:span text:style-name="T31">klik </text:span></text:span><text:span text:style-name="Strong_20_Emphasis"><text:span text:style-name="T19">op </text:span></text:span><text:span text:style-name="Strong_20_Emphasis"><text:span text:style-name="T165">Verder</text:span></text:span><text:span text:style-name="Strong_20_Emphasis"><text:span text:style-name="T19">.</text:span></text:span></text:p>
          </table:table-cell>
        </table:table-row>
        <table:table-row table:style-name="TableLine94371025276672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371025276928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5" draw:name="Vorm19" draw:style-name="gr1" draw:text-style-name="P90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7">O</text:span></text:span><text:span text:style-name="Strong_20_Emphasis"><text:span text:style-name="T362">p </text:span></text:span><text:span text:style-name="Strong_20_Emphasis"><text:span text:style-name="T363">het </text:span></text:span><text:span text:style-name="Strong_20_Emphasis"><text:span text:style-name="T364">scherm </text:span></text:span><text:span text:style-name="Strong_20_Emphasis"><text:span text:style-name="T389">Waar bevindt u zich?</text:span></text:span><text:span text:style-name="Strong_20_Emphasis"><text:span text:style-name="T364"> </text:span></text:span><text:span text:style-name="Strong_20_Emphasis"><text:span text:style-name="T369">controleer </text:span></text:span><text:span text:style-name="Strong_20_Emphasis"><text:span text:style-name="T370">de </text:span></text:span><text:span text:style-name="Strong_20_Emphasis"><text:span text:style-name="T369">locatie en </text:span></text:span><text:span text:style-name="Strong_20_Emphasis"><text:span text:style-name="T367">klik </text:span></text:span><text:span text:style-name="Strong_20_Emphasis"><text:span text:style-name="T364">op </text:span></text:span><text:span text:style-name="Strong_20_Emphasis"><text:span text:style-name="T382">Verder</text:span></text:span><text:span text:style-name="Strong_20_Emphasis"><text:span text:style-name="T364">.</text:span></text:span></text:p>
          </table:table-cell>
        </table:table-row>
        <table:table-row table:style-name="TableLine94371025277184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7"><text:span text:style-name="T387">Op </text:span><text:span text:style-name="T384">het </text:span><text:span text:style-name="T382">scherm </text:span><text:span text:style-name="Strong_20_Emphasis"><text:span text:style-name="T389">Wie bent u?</text:span></text:span><text:span text:style-name="T382"> </text:span><text:span text:style-name="T387">vul </text:span><text:span text:style-name="T385">in </text:span><text:span text:style-name="Strong_20_Emphasis"><text:span text:style-name="T388">Uw n</text:span></text:span><text:span text:style-name="Strong_20_Emphasis"><text:span text:style-name="T383">aam</text:span></text:span><text:span text:style-name="Strong_20_Emphasis"><text:span text:style-name="T361"> </text:span></text:span><text:span text:style-name="Definition"><text:span text:style-name="T421">gebruiker</text:span></text:span><text:span text:style-name="Strong_20_Emphasis"><text:span text:style-name="T365">, <text:line-break/></text:span></text:span><text:span text:style-name="Strong_20_Emphasis"><text:span text:style-name="T383">Naam </text:span></text:span><text:span text:style-name="Strong_20_Emphasis"><text:span text:style-name="T388">van uw </text:span></text:span><text:span text:style-name="Strong_20_Emphasis"><text:span text:style-name="T386">computer</text:span></text:span><text:span text:style-name="Definition"><text:span text:style-name="T4"> </text:span></text:span><text:span text:style-name="Definition"><text:span text:style-name="T421">computernaam</text:span></text:span><text:span text:style-name="Strong_20_Emphasis"><text:span text:style-name="T361">,<text:line-break/></text:span></text:span><text:span text:style-name="Strong_20_Emphasis"><text:span text:style-name="T388">Kies een g</text:span></text:span><text:span text:style-name="Strong_20_Emphasis"><text:span text:style-name="T386">ebruikersnaam</text:span></text:span><text:span text:style-name="Strong_20_Emphasis"><text:span text:style-name="T361"> </text:span></text:span><text:span text:style-name="Definition"><text:span text:style-name="T421">gebruikersnaam</text:span></text:span><text:span text:style-name="Strong_20_Emphasis"><text:span text:style-name="T361">,<text:line-break/></text:span></text:span><text:span text:style-name="Strong_20_Emphasis"><text:span text:style-name="T373">g</text:span></text:span><text:span text:style-name="Strong_20_Emphasis"><text:span text:style-name="T358">eef tweemaal een </text:span></text:span><text:span text:style-name="Strong_20_Emphasis"><text:span text:style-name="T379">wachtwoord</text:span></text:span><text:span text:style-name="Strong_20_Emphasis"><text:span text:style-name="T358">,</text:span></text:span><text:span text:style-name="Strong_20_Emphasis"><text:span text:style-name="T377"> </text:span></text:span><text:span text:style-name="Strong_20_Emphasis"><text:span text:style-name="T378">en</text:span></text:span><text:span text:style-name="Strong_20_Emphasis"><text:span text:style-name="T377"> </text:span></text:span><text:span text:style-name="Strong_20_Emphasis"><text:span text:style-name="T376">k</text:span></text:span><text:span text:style-name="Strong_20_Emphasis"><text:span text:style-name="T358">lik op </text:span></text:span><text:span text:style-name="Strong_20_Emphasis"><text:span text:style-name="T379">Verder</text:span></text:span><text:span text:style-name="Strong_20_Emphasis"><text:span text:style-name="T358">.</text:span></text:span></text:p>
          </table:table-cell>
        </table:table-row>
        <table:table-row table:style-name="TableLine943710252774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371025277696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6" draw:name="Vorm21" draw:style-name="gr1" draw:text-style-name="P90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8">O</text:span></text:span><text:span text:style-name="Strong_20_Emphasis"><text:span text:style-name="T366">p het scherm </text:span></text:span><text:span text:style-name="Strong_20_Emphasis"><text:span text:style-name="T390">Installatie voltooid</text:span></text:span><text:span text:style-name="Strong_20_Emphasis"><text:span text:style-name="T366"> </text:span></text:span><text:span text:style-name="Strong_20_Emphasis"><text:span text:style-name="T368">klik </text:span></text:span><text:span text:style-name="Strong_20_Emphasis"><text:span text:style-name="T358">op </text:span></text:span><text:span text:style-name="Strong_20_Emphasis"><text:span text:style-name="T379">Nu herstarten</text:span></text:span><text:span text:style-name="Strong_20_Emphasis"><text:span text:style-name="T358">.</text:span></text:span></text:p>
          </table:table-cell>
        </table:table-row>
        <table:table-row table:style-name="TableLine9437102527795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371025278208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8"><draw:control text:anchor-type="as-char" draw:z-index="7" draw:name="Vorm22" draw:style-name="gr1" draw:text-style-name="P90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53">Verwijder </text:span></text:span><text:span text:style-name="Strong_20_Emphasis"><text:span text:style-name="T154">het </text:span></text:span><text:span text:style-name="Strong_20_Emphasis"><text:span text:style-name="T153">installatiemedium (</text:span></text:span><text:span text:style-name="Strong_20_Emphasis"><text:span text:style-name="T155">USB-stick of </text:span></text:span><text:span text:style-name="Strong_20_Emphasis"><text:span text:style-name="T136">C</text:span></text:span><text:span text:style-name="Strong_20_Emphasis"><text:span text:style-name="T155">D</text:span></text:span><text:span text:style-name="Strong_20_Emphasis"><text:span text:style-name="T301"><text:note-ref text:note-class="footnote" text:reference-format="text" text:ref-name="ftn6">3</text:note-ref></text:span></text:span><text:span text:style-name="Strong_20_Emphasis"><text:span text:style-name="T153">) </text:span></text:span><text:span text:style-name="Strong_20_Emphasis"><text:span text:style-name="T156">en</text:span></text:span><text:span text:style-name="Strong_20_Emphasis"><text:span text:style-name="T153"> </text:span></text:span><text:span text:style-name="Strong_20_Emphasis"><text:span text:style-name="T140">druk </text:span></text:span><text:span text:style-name="Strong_20_Emphasis"><text:span text:style-name="T157">op</text:span></text:span><text:span text:style-name="Strong_20_Emphasis"><text:span text:style-name="T140"> </text:span></text:span><text:span text:style-name="Strong_20_Emphasis"><text:span text:style-name="T134">de </text:span></text:span><text:span text:style-name="Strong_20_Emphasis"><text:span text:style-name="T222">Enter</text:span></text:span><text:span text:style-name="Strong_20_Emphasis"><text:span text:style-name="T134">-toets</text:span></text:span><text:span text:style-name="Strong_20_Emphasis"><text:span text:style-name="T158">.</text:span></text:span></text:p>
          </table:table-cell>
        </table:table-row>
      </table:table>
      <text:p text:style-name="P26"><text:span text:style-name="Strong_20_Emphasis"><text:span text:style-name="T140"/></text:span></text:p>
      <text:list xml:id="list104602321821550" text:continue-numbering="true" text:style-name="L1">
        <text:list-item>
          <text:p text:style-name="P86"><text:span text:style-name="Strong_20_Emphasis"><text:span text:style-name="T263">Installatie </text:span></text:span><text:span text:style-name="Strong_20_Emphasis"><text:span text:style-name="T264">afronden</text:span></text:span></text:p>
        </text:list-item>
      </text:list>
      <text:p text:style-name="P30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71025130896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8"><draw:control text:anchor-type="as-char" draw:z-index="8" draw:name="Vorm23" draw:style-name="gr1" draw:text-style-name="P9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5">De nieuwe installatie van Ubuntu versleutelen voor de </text:span></text:span><text:span text:style-name="Strong_20_Emphasis"><text:span text:style-name="T260">veiligheid</text:span></text:span><text:span text:style-name="Strong_20_Emphasis"><text:span text:style-name="T23"> </text:span></text:span><text:span text:style-name="Strong_20_Emphasis"><text:span text:style-name="T291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1">Enter</text:span></text:span><text:span text:style-name="Strong_20_Emphasis"><text:span text:style-name="T65">-toets.</text:span></text:span></text:p>
          </table:table-cell>
        </table:table-row>
        <table:table-row table:style-name="TableLine943710252312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71025233760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8"><draw:control text:anchor-type="as-char" draw:z-index="9" draw:name="Vorm24" draw:style-name="gr1" draw:text-style-name="P9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3710250705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><text:span text:style-name="Strong_20_Emphasis"><text:span text:style-name="T151"/></text:span></text:p>
          </table:table-cell>
        </table:table-row>
        <table:table-row table:style-name="TableLine9437102536371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8"><draw:control text:anchor-type="as-char" draw:z-index="10" draw:name="Vorm25" draw:style-name="gr1" draw:text-style-name="P90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</text:span></text:span><text:span text:style-name="Strong_20_Emphasis"><text:span text:style-name="T67">de volgende schermen volg de aanwijzingen en klik op</text:span></text:span><text:span text:style-name="Strong_20_Emphasis"><text:span text:style-name="T151"> </text:span></text:span><text:span text:style-name="Strong_20_Emphasis"><text:span text:style-name="T256">Volgende</text:span></text:span><text:span text:style-name="Strong_20_Emphasis"><text:span text:style-name="T151">.</text:span></text:span></text:p>
          </table:table-cell>
        </table:table-row>
        <table:table-row table:style-name="TableLine94371025105840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het </text:span></text:span><text:span text:style-name="Strong_20_Emphasis"><text:span text:style-name="T67">laatste </text:span></text:span><text:span text:style-name="Strong_20_Emphasis"><text:span text:style-name="T26">scherm </text:span></text:span><text:span text:style-name="Strong_20_Emphasis"><text:span text:style-name="T257">Klaar om te beginnen </text:span></text:span><text:span text:style-name="Strong_20_Emphasis"><text:span text:style-name="T151">klik op </text:span></text:span><text:span text:style-name="Strong_20_Emphasis"><text:span text:style-name="T256">Vol</text:span></text:span><text:span text:style-name="Strong_20_Emphasis"><text:span text:style-name="T261">tooid</text:span></text:span><text:span text:style-name="Strong_20_Emphasis"><text:span text:style-name="T151">.</text:span></text:span></text:p>
          </table:table-cell>
        </table:table-row>
        <table:table-row table:style-name="TableLine943710252982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7102533771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8"><draw:control text:anchor-type="as-char" draw:z-index="11" draw:name="Vorm27" draw:style-name="gr1" draw:text-style-name="P90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0">Voeg </text:span></text:span><text:span text:style-name="Strong_20_Emphasis"><text:span text:style-name="T59">eventuele </text:span></text:span><text:span text:style-name="Strong_20_Emphasis"><text:span text:style-name="T70">extra </text:span></text:span><text:span text:style-name="Strong_20_Emphasis"><text:span text:style-name="T160">gebruikers</text:span></text:span><text:span text:style-name="Strong_20_Emphasis"><text:span text:style-name="T247"> </text:span></text:span><text:span text:style-name="Strong_20_Emphasis"><text:span text:style-name="T143">toe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83">druk op de </text:span></text:span><text:span text:style-name="Strong_20_Emphasis"><text:span text:style-name="T226">Super</text:span></text:span><text:span text:style-name="Strong_20_Emphasis"><text:span text:style-name="T83">-toets</text:span></text:span><text:span text:style-name="Strong_20_Emphasis"><text:span text:style-name="T83"><text:note text:id="ftn7" text:note-class="footnote"><text:note-citation>1</text:note-citation><text:note-body><text:p text:style-name="P78"><text:span text:style-name="T349">De </text:span><text:span text:style-name="T355">Super</text:span><text:span text:style-name="T349">-toets is de Windows</text:span><text:span text:style-name="T350">-</text:span><text:span text:style-name="T351">toets</text:span><text:span text:style-name="T349">, </text:span><text:span text:style-name="T350">C</text:span><text:span text:style-name="T349">ommand-</text:span><text:span text:style-name="T351">toets</text:span><text:span text:style-name="T349">, of </text:span><text:span text:style-name="T350">V</text:span><text:span text:style-name="T349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89">Instellingen </text:span></text:span><text:span text:style-name="Strong_20_Emphasis"><text:span text:style-name="T109">rechts o</text:span></text:span><text:span text:style-name="Strong_20_Emphasis"><text:span text:style-name="T84">p </text:span></text:span><text:span text:style-name="Strong_20_Emphasis"><text:span text:style-name="T290">Gebruikers</text:span></text:span><text:span text:style-name="Strong_20_Emphasis"><text:span text:style-name="T107">.</text:span></text:span></text:p>
          </table:table-cell>
        </table:table-row>
        <table:table-row table:style-name="TableLine943710254272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69"><text:span text:style-name="Strong_20_Emphasis"><text:span text:style-name="T131">Klik links</text:span></text:span><text:span text:style-name="Strong_20_Emphasis"><text:span text:style-name="T162"> </text:span></text:span><text:span text:style-name="Strong_20_Emphasis"><text:span text:style-name="T118">op </text:span></text:span><text:span text:style-name="Strong_20_Emphasis"><text:span text:style-name="T179">Ontgrendelen</text:span></text:span><text:span text:style-name="Strong_20_Emphasis"><text:span text:style-name="T118"> </text:span></text:span><text:span text:style-name="Strong_20_Emphasis"><text:span text:style-name="T119">en daarna op </text:span></text:span><text:span text:style-name="Strong_20_Emphasis"><text:span text:style-name="T284">Gebruik</text:span></text:span><text:span text:style-name="Strong_20_Emphasis"><text:span text:style-name="T285">er</text:span></text:span><text:span text:style-name="Strong_20_Emphasis"><text:span text:style-name="T284"> toevoegen</text:span></text:span><text:span text:style-name="Strong_20_Emphasis"><text:span text:style-name="T119">.</text:span></text:span></text:p>
          </table:table-cell>
        </table:table-row>
        <table:table-row table:style-name="TableLine943710253621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69"><text:span text:style-name="Strong_20_Emphasis"><text:span text:style-name="T270">Sluit </text:span></text:span><text:span text:style-name="Strong_20_Emphasis"><text:span text:style-name="T284">Gebruiker toevoegen</text:span></text:span><text:span text:style-name="Strong_20_Emphasis"><text:span text:style-name="T119">.</text:span></text:span></text:p>
          </table:table-cell>
        </table:table-row>
        <table:table-row table:style-name="TableLine943710253672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7102540673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38"><draw:control text:anchor-type="as-char" draw:z-index="24" draw:name="Vorm29_0" draw:style-name="gr1" draw:text-style-name="P9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51">Controleer </text:span></text:span><text:span text:style-name="Strong_20_Emphasis"><text:span text:style-name="T52">of er </text:span></text:span><text:span text:style-name="Strong_20_Emphasis"><text:span text:style-name="T68">extra stuurprogramma's zijn</text:span></text:span><text:span text:style-name="Strong_20_Emphasis"><text:span text:style-name="T52">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26">Super</text:span></text:span><text:span text:style-name="Strong_20_Emphasis"><text:span text:style-name="T86">-toets</text:span></text:span><text:span text:style-name="Strong_20_Emphasis"><text:span text:style-name="T300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6">stu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117"> </text:span></text:span><text:span text:style-name="Strong_20_Emphasis"><text:span text:style-name="T177">Ex</text:span></text:span><text:span text:style-name="Strong_20_Emphasis"><text:span text:style-name="T178">tra stuurprogramma's</text:span></text:span><text:span text:style-name="Strong_20_Emphasis"><text:span text:style-name="T73">.</text:span></text:span></text:p>
          </table:table-cell>
        </table:table-row>
        <table:table-row table:style-name="TableLine94371025426512">
          <table:table-cell table:style-name="_33_._5f_Installatie_5f_afronden.A1" office:value-type="string">
            <text:p text:style-name="P52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18"><text:span text:style-name="T125">Selecteer </text:span><text:span text:style-name="T126">de gewenste stuurprogramma'</text:span><text:span text:style-name="T127">s</text:span><text:span text:style-name="T126"> en </text:span><text:span text:style-name="T125">klik op </text:span><text:span text:style-name="T181">Wijzigingen doorvoeren</text:span><text:span text:style-name="T125">.</text:span></text:p>
          </table:table-cell>
        </table:table-row>
        <table:table-row table:style-name="TableLine9437102533340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71025462880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8"><draw:control text:anchor-type="as-char" draw:z-index="12" draw:name="Vorm29" draw:style-name="gr1" draw:text-style-name="P90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51">Controleer </text:span></text:span><text:span text:style-name="Strong_20_Emphasis"><text:span text:style-name="T52">of er updates zijn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26">Super</text:span></text:span><text:span text:style-name="Strong_20_Emphasis"><text:span text:style-name="T86">-toets</text:span></text:span><text:span text:style-name="Strong_20_Emphasis"><text:span text:style-name="T300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6">upd</text:span></text:span><text:span text:style-name="Strong_20_Emphasis"><text:span text:style-name="T175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76">Updatebeheer</text:span></text:span><text:span text:style-name="Strong_20_Emphasis"><text:span text:style-name="T86">.</text:span></text:span></text:p>
          </table:table-cell>
        </table:table-row>
        <table:table-row table:style-name="TableLine94371025454576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34"><text:span text:style-name="T342">Als</text:span><text:span text:style-name="T338"> </text:span><text:span text:style-name="T339">er </text:span><text:span text:style-name="T338">updates beschikbaar zijn, k</text:span><text:span text:style-name="T340">lik op </text:span><text:span text:style-name="Strong_20_Emphasis"><text:span text:style-name="T346">Nu installeren</text:span></text:span><text:span text:style-name="T340">.</text:span></text:p>
          </table:table-cell>
        </table:table-row>
        <table:table-row table:style-name="TableLine94371025450272">
          <table:table-cell table:style-name="_33_._5f_Installatie_5f_afronden.A1" office:value-type="string">
            <text:p text:style-name="P40"><text:span text:style-name="Strong_20_Emphasis"><text:span text:style-name="T138"/></text:span></text:p>
          </table:table-cell>
          <table:table-cell table:style-name="_33_._5f_Installatie_5f_afronden.A1" office:value-type="string">
            <text:p text:style-name="P34"><text:span text:style-name="T341">A</text:span>ls <text:span text:style-name="Strong_20_Emphasis"><text:span text:style-name="T337">Updatebeheer </text:span></text:span>hierom vraagt, <text:span text:style-name="T425">h</text:span>erstart <text:span text:style-name="T426">de</text:span> computer <text:span text:style-name="T427">en daarna weer aanmelden als </text:span><text:span text:style-name="Definition"><text:span text:style-name="T8">gebruiker</text:span></text:span>.</text:p>
          </table:table-cell>
        </table:table-row>
        <table:table-row table:style-name="TableLine943710253166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71025330640">
          <table:table-cell table:style-name="_33_._5f_Installatie_5f_afronden.A1" office:value-type="string">
            <text:p text:style-name="P39"><text:span text:style-name="Strong_20_Emphasis"><text:span text:style-name="T98"><text:s/></text:span></text:span><text:span text:style-name="Strong_20_Emphasis"><text:span text:style-name="T138"><draw:control text:anchor-type="as-char" draw:z-index="23" draw:name="Vorm4_1" draw:style-name="gr1" draw:text-style-name="P90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4">Terminalvenster</text:span></text:span><text:span text:style-name="Strong_20_Emphasis"><text:span text:style-name="T84"> met toetscombinatie <text:line-break/></text:span></text:span><text:span text:style-name="Strong_20_Emphasis"><text:span text:style-name="T228">Ctrl</text:span></text:span><text:span text:style-name="Strong_20_Emphasis"><text:span text:style-name="T227"> </text:span></text:span><text:span text:style-name="Strong_20_Emphasis"><text:span text:style-name="T228">Alt</text:span></text:span><text:span text:style-name="Strong_20_Emphasis"><text:span text:style-name="T227"> </text:span></text:span><text:span text:style-name="Strong_20_Emphasis"><text:span text:style-name="T228">T</text:span></text:span><text:span text:style-name="Strong_20_Emphasis"><text:span text:style-name="T110">. </text:span></text:span></text:p>
          </table:table-cell>
        </table:table-row>
        <table:table-row table:style-name="TableLine94371025466464">
          <table:table-cell table:style-name="_33_._5f_Installatie_5f_afronden.A1" office:value-type="string">
            <text:p text:style-name="P47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9"><text:span text:style-name="T436">Typ</text:span>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5">z</text:span></text:span><text:span text:style-name="Strong_20_Emphasis"><text:span text:style-name="T110">e opdrachten, ieder gevolgd door de </text:span></text:span><text:span text:style-name="Strong_20_Emphasis"><text:span text:style-name="T228">Enter</text:span></text:span><text:span text:style-name="Strong_20_Emphasis"><text:span text:style-name="T84">-toets:<text:line-break/></text:span></text:span><text:span text:style-name="User_20_Entry"><text:span text:style-name="T302">wget karelzimmer.nl/</text:span></text:span><text:span text:style-name="User_20_Entry"><text:span text:style-name="T303">kz</text:span></text:span><text:span text:style-name="User_20_Entry"><text:span text:style-name="T302"><text:line-break/>bash </text:span></text:span><text:span text:style-name="User_20_Entry"><text:span text:style-name="T303">kz</text:span></text:span></text:p>
          </table:table-cell>
        </table:table-row>
        <table:table-row table:style-name="TableLine94371025460784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71025455264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8"><draw:control text:anchor-type="as-char" draw:z-index="13" draw:name="Vorm37" draw:style-name="gr1" draw:text-style-name="P90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26">Super</text:span></text:span><text:span text:style-name="Strong_20_Emphasis"><text:span text:style-name="T86">-toets</text:span></text:span><text:span text:style-name="Strong_20_Emphasis"><text:span text:style-name="T300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0">Installatiem</text:span></text:span><text:span text:style-name="Strong_20_Emphasis"><text:span text:style-name="T279">enu</text:span></text:span><text:span text:style-name="Strong_20_Emphasis"><text:span text:style-name="T83">.</text:span></text:span></text:p>
          </table:table-cell>
        </table:table-row>
        <table:table-row table:style-name="TableLine94371025457424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80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8">3</text:span></text:span><text:span text:style-name="Strong_20_Emphasis"><text:span text:style-name="T246"> </text:span></text:span><text:span text:style-name="Strong_20_Emphasis"><text:span text:style-name="T273">Installatie</text:span></text:span><text:span text:style-name="Strong_20_Emphasis"><text:span text:style-name="T274"> </text:span></text:span><text:span text:style-name="Strong_20_Emphasis"><text:span text:style-name="T275">afronden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4">v</text:span></text:span><text:span text:style-name="Strong_20_Emphasis"><text:span text:style-name="T71">olg de aanwijzingen op het scherm</text:span></text:span><text:span text:style-name="Strong_20_Emphasis"><text:span text:style-name="T71"><text:note text:id="ftn8" text:note-class="footnote"><text:note-citation>2</text:note-citation><text:note-body><text:p text:style-name="P80">De installatie kan nagelopen worden aan de hand van bestand <text:span text:style-name="T440">/usr/local/etc/</text:span><text:span text:style-name="T357">kz-install-applist</text:span>.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371025438896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371025429040">
          <table:table-cell table:style-name="_33_._5f_Installatie_5f_afronden.A1" office:value-type="string">
            <text:p text:style-name="P54"><text:span text:style-name="Strong_20_Emphasis"><text:span text:style-name="T98"><text:s/></text:span></text:span><text:span text:style-name="Strong_20_Emphasis"><text:span text:style-name="T138"><draw:control text:anchor-type="as-char" draw:z-index="25" draw:name="Vorm36" draw:style-name="gr1" draw:text-style-name="P90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55">Herstart de computer.</text:p>
          </table:table-cell>
        </table:table-row>
      </table:table>
      <text:p text:style-name="P30"><text:span text:style-name="Strong_20_Emphasis"><text:span text:style-name="T18"><text:tab/></text:span></text:span></text:p>
      <text:p text:style-name="P31"><text:span text:style-name="Strong_20_Emphasis"><text:span text:style-name="T97"/></text:span></text:p>
      <text:p text:style-name="P32"><text:span text:style-name="Strong_20_Emphasis"><text:span text:style-name="T71"/></text:span></text:p>
      <text:list xml:id="list104602356667592" text:continue-numbering="true" text:style-name="L1">
        <text:list-item>
          <text:p text:style-name="P87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371025474688">
          <table:table-cell table:style-name="Tabel2.A1" office:value-type="string">
            <text:p text:style-name="P57"><text:span text:style-name="Strong_20_Emphasis"><text:span text:style-name="T98"><text:s/></text:span></text:span><text:span text:style-name="Strong_20_Emphasis"><text:span text:style-name="T138"><draw:control text:anchor-type="as-char" draw:z-index="27" draw:name="Vorm40_1" draw:style-name="gr1" draw:text-style-name="P90" svg:width="0.35cm" svg:height="0.35cm" draw:control="control28"/></text:span></text:span></text:p>
          </table:table-cell>
          <table:table-cell table:style-name="Tabel2.A1" office:value-type="string">
            <text:p text:style-name="P16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5">De nieuwe installatie van Ubuntu versleutelen voor de </text:span></text:span><text:span text:style-name="Strong_20_Emphasis"><text:span text:style-name="T260">veiligheid</text:span></text:span><text:span text:style-name="Strong_20_Emphasis"><text:span text:style-name="T23"> </text:span></text:span><text:span text:style-name="Strong_20_Emphasis"><text:span text:style-name="T291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1">Enter</text:span></text:span><text:span text:style-name="Strong_20_Emphasis"><text:span text:style-name="T65">-toets.</text:span></text:span></text:p>
          </table:table-cell>
        </table:table-row>
        <table:table-row table:style-name="TableLine94371025555760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371025668736">
          <table:table-cell table:style-name="Tabel2.A1" office:value-type="string">
            <text:p text:style-name="P56"><text:span text:style-name="Strong_20_Emphasis"><text:span text:style-name="T98"><text:s/></text:span></text:span><text:span text:style-name="Strong_20_Emphasis"><text:span text:style-name="T138"><draw:control text:anchor-type="as-char" draw:z-index="26" draw:name="Vorm40_0" draw:style-name="gr1" draw:text-style-name="P90" svg:width="0.35cm" svg:height="0.35cm" draw:control="control27"/></text:span></text:span></text:p>
          </table:table-cell>
          <table:table-cell table:style-name="Tabel2.A1" office:value-type="string">
            <text:p text:style-name="P15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371025668992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371025669248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8"><draw:control text:anchor-type="as-char" draw:z-index="14" draw:name="Vorm40" draw:style-name="gr1" draw:text-style-name="P90" svg:width="0.35cm" svg:height="0.35cm" draw:control="control15"/></text:span></text:span></text:p>
          </table:table-cell>
          <table:table-cell table:style-name="Tabel2.A1" office:value-type="string">
            <text:p text:style-name="P17"><text:span text:style-name="Strong_20_Emphasis"><text:span text:style-name="T90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9" text:note-class="footnote"><text:note-citation>1</text:note-citation><text:note-body><text:p text:style-name="P82"><text:span text:style-name="User_20_Entry"><text:span text:style-name="T229">E</text:span></text:span><text:span text:style-name="User_20_Entry"><text:span text:style-name="T238">v</text:span></text:span><text:span text:style-name="User_20_Entry"><text:span text:style-name="T239">en</text:span></text:span><text:span text:style-name="User_20_Entry"><text:span text:style-name="T297">t</text:span></text:span><text:span text:style-name="User_20_Entry"><text:span text:style-name="T298">uele </text:span></text:span><text:span text:style-name="User_20_Entry"><text:span text:style-name="T299">extra gebruikers aanmelden</text:span></text:span><text:span text:style-name="User_20_Entry"><text:span text:style-name="T237">, zoek </text:span></text:span><text:span text:style-name="User_20_Entry"><text:span text:style-name="T234">m</text:span></text:span><text:span text:style-name="User_20_Entry"><text:span text:style-name="T235">enu</text:span></text:span><text:span text:style-name="User_20_Entry"><text:span text:style-name="T241">, </text:span></text:span><text:span text:style-name="User_20_Entry"><text:span text:style-name="T242">klik op</text:span></text:span><text:span text:style-name="User_20_Entry"><text:span text:style-name="T237"> </text:span></text:span><text:span text:style-name="User_20_Entry"><text:span text:style-name="T244">Installatiemenu</text:span></text:span><text:span text:style-name="Strong_20_Emphasis"><text:span text:style-name="T292">, </text:span></text:span><text:span text:style-name="User_20_Entry"><text:span text:style-name="T237">en </text:span></text:span><text:span text:style-name="User_20_Entry"><text:span text:style-name="T236">kies </text:span></text:span><text:span text:style-name="User_20_Entry"><text:span text:style-name="T243">4</text:span></text:span><text:span text:style-name="User_20_Entry"><text:span text:style-name="T236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69">Installatiemenu</text:span></text:span><text:span text:style-name="Strong_20_Emphasis"><text:span text:style-name="T94">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78">4 </text:span></text:span><text:span text:style-name="T288">Gebruiker inrichten</text:span><text:span text:style-name="Strong_20_Emphasis"><text:span text:style-name="T271">, </text:span></text:span><text:span text:style-name="Strong_20_Emphasis"><text:span text:style-name="T272">en </text:span></text:span><text:span text:style-name="Strong_20_Emphasis"><text:span text:style-name="T296">v</text:span></text:span><text:span text:style-name="Strong_20_Emphasis"><text:span text:style-name="T271">olg de aanwijzingen op het scherm</text:span></text:span><text:span text:style-name="Strong_20_Emphasis"><text:span text:style-name="T271"><text:note text:id="ftn10" text:note-class="footnote"><text:note-citation>2</text:note-citation><text:note-body><text:p text:style-name="P84">Het inrichten kan nagelopen worden aan de hand van de bestanden in <text:span text:style-name="T442">de </text:span>Persoonlijk map -&gt; kz-setup.</text:p></text:note-body></text:note></text:span></text:span><text:span text:style-name="Strong_20_Emphasis"><text:span text:style-name="T271">.</text:span></text:span></text:p>
          </table:table-cell>
        </table:table-row>
        <table:table-row table:style-name="TableLine943710256695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371025669760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8"><draw:control text:anchor-type="as-char" draw:z-index="15" draw:name="Vorm44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38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5">De nieuwe installatie van Ubuntu versleutelen voor de </text:span></text:span><text:span text:style-name="Strong_20_Emphasis"><text:span text:style-name="T259">veiligheid</text:span></text:span><text:span text:style-name="Strong_20_Emphasis"><text:span text:style-name="T23"> </text:span></text:span><text:span text:style-name="Strong_20_Emphasis"><text:span text:style-name="T291">is aangegeven tijdens de installatie,</text:span></text:span><text:span text:style-name="Strong_20_Emphasis"><text:span text:style-name="T21"> </text:span></text:span><text:span text:style-name="Strong_20_Emphasis"><text:span text:style-name="T36">l</text:span></text:span><text:span text:style-name="Strong_20_Emphasis"><text:span text:style-name="T21">eg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21"> vast in </text:span></text:span><text:span text:style-name="Strong_20_Emphasis"><text:span text:style-name="T55">een</text:span></text:span><text:span text:style-name="Strong_20_Emphasis"><text:span text:style-name="T21"> </text:span></text:span><text:span text:style-name="Strong_20_Emphasis"><text:span text:style-name="T55">w</text:span></text:span><text:span text:style-name="Strong_20_Emphasis"><text:span text:style-name="T56">achtwoordkluis</text:span></text:span><text:span text:style-name="Strong_20_Emphasis"><text:span text:style-name="T21"> </text:span></text:span><text:span text:style-name="Strong_20_Emphasis"><text:span text:style-name="T55">zoals </text:span></text:span><text:span text:style-name="Strong_20_Emphasis"><text:span text:style-name="T182">Bitwarden</text:span></text:span><text:span text:style-name="Strong_20_Emphasis"><text:span text:style-name="T55">, </text:span></text:span><text:span text:style-name="Strong_20_Emphasis"><text:span text:style-name="T64">zie links in de </text:span></text:span><text:span text:style-name="Strong_20_Emphasis"><text:span text:style-name="T135">balk</text:span></text:span><text:span text:style-name="Strong_20_Emphasis"><text:span text:style-name="T64">.</text:span></text:span></text:p>
          </table:table-cell>
        </table:table-row>
        <table:table-row table:style-name="TableLine943710256700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371025670272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8"><draw:control text:anchor-type="as-char" draw:z-index="16" draw:name="Vorm45" draw:style-name="gr1" draw:text-style-name="P90" svg:width="0.35cm" svg:height="0.35cm" draw:control="control17"/></text:span></text:span></text:p>
          </table:table-cell>
          <table:table-cell table:style-name="Tabel2.A1" office:value-type="string">
            <text:p text:style-name="P74"><text:span text:style-name="Strong_20_Emphasis"><text:span text:style-name="T267">Maak een </text:span></text:span><text:span text:style-name="Strong_20_Emphasis"><text:span text:style-name="T269">back-up</text:span></text:span><text:span text:style-name="Strong_20_Emphasis"><text:span text:style-name="T267"> </text:span></text:span><text:span text:style-name="Strong_20_Emphasis"><text:span text:style-name="T266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26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80">back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6">Back-up maken</text:span></text:span><text:span text:style-name="Strong_20_Emphasis"><text:span text:style-name="T83">, </text:span></text:span><text:span text:style-name="Strong_20_Emphasis"><text:span text:style-name="T97">en </text:span></text:span><text:span text:style-name="Strong_20_Emphasis"><text:span text:style-name="T122">v</text:span></text:span><text:span text:style-name="Strong_20_Emphasis"><text:span text:style-name="T265">olg de aanwijzingen op het scherm.</text:span></text:span></text:p>
          </table:table-cell>
        </table:table-row>
        <table:table-row table:style-name="TableLine943710256705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371025670784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8"><draw:control text:anchor-type="as-char" draw:z-index="17" draw:name="Vorm48" draw:style-name="gr1" draw:text-style-name="P90" svg:width="0.35cm" svg:height="0.35cm" draw:control="control18"/></text:span></text:span></text:p>
          </table:table-cell>
          <table:table-cell table:style-name="Tabel2.A1" office:value-type="string">
            <text:p text:style-name="P62"><text:span text:style-name="Strong_20_Emphasis"><text:span text:style-name="T294">Plan automatische </text:span></text:span><text:span text:style-name="Strong_20_Emphasis"><text:span text:style-name="T295">reservekopieën</text:span></text:span><text:span text:style-name="Strong_20_Emphasis"><text:span text:style-name="T267"> </text:span></text:span><text:span text:style-name="Strong_20_Emphasis"><text:span text:style-name="T268">in </text:span></text:span><text:span text:style-name="Strong_20_Emphasis"><text:span text:style-name="T266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26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70">res</text:span></text:span><text:span text:style-name="Strong_20_Emphasis"><text:span text:style-name="T175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8">het </text:span></text:span><text:span text:style-name="Strong_20_Emphasis"><text:span text:style-name="T84">pictogram </text:span></text:span><text:span text:style-name="Strong_20_Emphasis"><text:span text:style-name="T108">van</text:span></text:span><text:span text:style-name="Strong_20_Emphasis"><text:span text:style-name="T88"> </text:span></text:span><text:span text:style-name="Strong_20_Emphasis"><text:span text:style-name="T281">Reservekopieën</text:span></text:span><text:span text:style-name="Strong_20_Emphasis"><text:span text:style-name="T121">,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265">olg de aanwijzingen op het scherm.</text:span></text:span></text:p>
          </table:table-cell>
        </table:table-row>
      </table:table>
      <text:p text:style-name="P13"><text:span text:style-name="Strong_20_Emphasis"><text:span text:style-name="T74"/></text:span></text:p>
      <text:p text:style-name="P37"/>
      <text:p text:style-name="P53"><text:span text:style-name="T315">E</text:span><text:span text:style-name="T316">inde c</text:span><text:span text:style-name="T310">hecklist, </text:span><text:span text:style-name="T317">d</text:span><text:span text:style-name="T310">e installatie van </text:span><text:span text:style-name="T310"><text:reference-ref text:reference-format="text" text:ref-name="Distributie">Ubuntu</text:reference-ref></text:span><text:span text:style-name="T310"><text:s/></text:span><text:span text:style-name="T311"><text:reference-ref text:reference-format="text" text:ref-name="Versie">20.04</text:reference-ref></text:span><text:span text:style-name="T191"><text:s/></text:span><text:span text:style-name="T192">LTS</text:span><text:span text:style-name="T193"> </text:span><text:span text:style-name="T310"><text:reference-ref text:reference-format="text" text:ref-name="Editie">desktop</text:reference-ref></text:span><text:span text:style-name="T310"><text:s/>is voltooid.</text:span></text:p>
      <text:p text:style-name="P23"/>
      <text:p text:style-name="P6"><text:span text:style-name="T130">Geschreven</text:span><text:span text:style-name="T54"> door Karel Zimmer &lt;</text:span><text:a xlink:type="simple" xlink:href="mailto:info@karelzimmer.nl" text:style-name="Internet_20_link" text:visited-style-name="Visited_20_Internet_20_Link">info@karelzimmer.nl</text:a><text:span text:style-name="T54">&gt;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pitch="fixed"/>
    <style:font-face style:name="Ubuntu Mono1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1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6T10:46:02.069421471">16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6T10:46:01.973828436</dc:date>
    <meta:keyword>Installatie</meta:keyword>
    <meta:keyword>Checklist</meta:keyword>
    <meta:keyword>Linux</meta:keyword>
    <meta:editing-cycles>6303</meta:editing-cycles>
    <meta:editing-duration>P11DT1H37M28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976" meta:character-count="6643" meta:non-whitespace-character-count="5691"/>
    <meta:user-defined meta:name="Info 1"/>
    <meta:user-defined meta:name="Info 2"/>
    <meta:user-defined meta:name="Info 3"/>
    <meta:user-defined meta:name="Info 4"/>
  </office:meta>
</office:document-meta>
</file>